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Footer">
      <style:paragraph-properties fo:text-align="center" style:justify-single-word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nual Page Break Table of Content</text:h>
      <text:p text:style-name="Text_20_body">A line.</text:p>
      <text:h text:style-name="Heading_20_2" text:outline-level="2">Heading 2</text:h>
      <text:p text:style-name="Text_20_body">Another line</text:p>
      <text:h text:style-name="Heading_20_3" text:outline-level="3">Heading 3</text:h>
      <text:p text:style-name="Text_20_body">A line just before break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">Table of Contents</text:p>
          </text:index-title>
          <text:p text:style-name="P3">Manual Page Break Table of Content<text:tab/>1</text:p>
          <text:p text:style-name="P2">Heading 2<text:tab/>1</text:p>
          <text:p text:style-name="P4">Heading 3<text:tab/>1</text:p>
        </text:index-body>
      </text:table-of-content>
      <text:p text:style-name="Standard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5T15:40:04</meta:creation-date>
    <dc:date>2009-08-19T13:24:50</dc:date>
    <dc:creator>Vincent Spiewak</dc:creator>
    <meta:editing-duration>PT00H42M37S</meta:editing-duration>
    <meta:editing-cycles>4</meta:editing-cycles>
    <meta:generator>OpenOffice.org/3.1$Unix OpenOffice.org_project/310m11$Build-9399</meta:generator>
    <meta:document-statistic meta:table-count="0" meta:image-count="0" meta:object-count="0" meta:page-count="2" meta:paragraph-count="12" meta:word-count="38" meta:character-count="181"/>
    <meta:user-defined meta:name="Info 1"/>
    <meta:user-defined meta:name="Info 2"/>
    <meta:user-defined meta:name="Info 3"/>
    <meta:user-defined meta:name="Info 4"/>
  </office:meta>
</office:document-meta>
</file>